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204B6291648B733C.jpg" manifest:media-type="image/jpeg"/>
  <manifest:file-entry manifest:full-path="Pictures/10000000000009B000000DB3047B83692C2B2412.jpg" manifest:media-type="image/jpeg"/>
  <manifest:file-entry manifest:full-path="Pictures/10000000000009B000000DB394A8F16F3F800AEF.jpg" manifest:media-type="image/jpeg"/>
  <manifest:file-entry manifest:full-path="Pictures/10000000000009B000000DB33AE87D6B1C727F01.jpg" manifest:media-type="image/jpeg"/>
  <manifest:file-entry manifest:full-path="Pictures/10000201000003A0000003E5BF5DE469775BFA8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3.382cm, 25.047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4.722cm, 25.253cm, 7.653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25.413cm, 16.367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276cm, 15.641cm, 18.231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261cm, 7.306cm, 19.189cm, 4.875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76cm, 1.053cm, 20.621cm, 15.152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305cm, 6.254cm, 19.189cm, 4.875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94cm, 15.897cm, 10.567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029cm, 8.3cm, 10.873cm, 5.512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261cm, 7.306cm, 17.786cm, 4.875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0.198cm, 1.117cm, 15.183cm, 14.131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08cm, 2.075cm, 11.831cm, 14.131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9.296cm, 14.525cm, 6.564cm, 0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8.817cm, 4.948cm, 5.606cm, 6.469cm)" draw:image-opacity="100%" style:mirror="none"/>
    </style:style>
    <style:style style:name="gr17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4.83cm" fo:min-width="5.342cm"/>
    </style:style>
    <style:style style:name="gr18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2.798cm" fo:min-width="5.342cm"/>
    </style:style>
    <style:style style:name="gr19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6.862cm" fo:min-width="6.358cm"/>
    </style:style>
    <style:style style:name="gr20" style:family="graphic" style:parent-style-name="Objet_20_sans_20_remplissage_20_et_20_sans_20_ligne_5f_4">
      <style:graphic-properties draw:stroke="none" draw:fill="none" draw:textarea-vertical-align="middle" draw:color-mode="standard" draw:luminance="0%" draw:contrast="0%" draw:gamma="100%" draw:red="0%" draw:green="0%" draw:blue="0%" fo:clip="rect(18.817cm, 4.948cm, 5.606cm, 6.469cm)" draw:image-opacity="100%" style:mirror="none"/>
    </style:style>
    <style:style style:name="gr21" style:family="graphic" style:parent-style-name="Objet_20_sans_20_remplissage_20_et_20_sans_20_ligne_5f_3">
      <style:graphic-properties draw:stroke="none" draw:fill="none" draw:textarea-vertical-align="middle" draw:color-mode="standard" draw:luminance="0%" draw:contrast="0%" draw:gamma="100%" draw:red="0%" draw:green="0%" draw:blue="0%" fo:clip="rect(18.817cm, 4.948cm, 5.606cm, 6.469cm)" draw:image-opacity="100%" style:mirror="none"/>
    </style:style>
    <style:style style:name="gr2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4.084cm, 14.525cm, 0.818cm, 0cm)" draw:image-opacity="100%" style:mirror="none"/>
    </style:style>
    <style:style style:name="gr23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3.306cm" fo:min-width="14.74cm"/>
    </style:style>
    <style:style style:name="gr24" style:family="graphic" style:parent-style-name="Objet_20_sans_20_remplissage_20_et_20_sans_20_ligne_5f_6">
      <style:graphic-properties draw:stroke="none" draw:fill="none" draw:textarea-vertical-align="middle" draw:color-mode="standard" draw:luminance="0%" draw:contrast="0%" draw:gamma="100%" draw:red="0%" draw:green="0%" draw:blue="0%" fo:clip="rect(24.084cm, 14.525cm, 0.818cm, 0cm)" draw:image-opacity="100%" style:mirror="none"/>
    </style:style>
    <style:style style:name="gr2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4.084cm, 8.779cm, 1.293cm, 6.948cm)" draw:image-opacity="100%" style:mirror="none"/>
    </style:style>
    <style:style style:name="gr26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3.306cm" fo:min-width="8.644cm"/>
    </style:style>
    <style:style style:name="gr2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8.817cm, 0.639cm, 7.043cm, 16.046cm)" draw:image-opacity="100%" style:mirror="none"/>
    </style:style>
    <style:style style:name="gr2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3.605cm, 0cm, 1.776cm, 12.694cm)" draw:image-opacity="100%" style:mirror="none"/>
    </style:style>
    <style:style style:name="gr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3.088cm, 25.238cm, 0cm)" draw:image-opacity="100%" style:mirror="none"/>
    </style:style>
    <style:style style:name="gr3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4.948cm, 26.472cm, 8.385cm)" draw:image-opacity="100%" style:mirror="none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4.948cm, 24.759cm, 8.385cm)" draw:image-opacity="100%" style:mirror="none"/>
    </style:style>
    <style:style style:name="gr3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.639cm, 26.674cm, 16.525cm)" draw:image-opacity="100%" style:mirror="none"/>
    </style:style>
    <style:style style:name="gr3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452cm, 14.525cm, 20.45cm, 0cm)" draw:image-opacity="100%" style:mirror="none"/>
    </style:style>
    <style:style style:name="gr3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931cm, 4.469cm, 20.929cm, 8.385cm)" draw:image-opacity="100%" style:mirror="none"/>
    </style:style>
    <style:style style:name="gr3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241cm, 16.44cm, 15.183cm, 0cm)" draw:image-opacity="100%" style:mirror="none"/>
    </style:style>
    <style:style style:name="gr3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5.465cm, 4.948cm, 9.916cm, 8.385cm)" draw:image-opacity="100%" style:mirror="none"/>
    </style:style>
    <style:style style:name="gr3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0.254cm, 17.877cm, 5.127cm, 0cm)" draw:image-opacity="100%" style:mirror="none"/>
    </style:style>
    <style:style style:name="gr3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241cm, 9.258cm, 16.14cm, 5.033cm)" draw:image-opacity="100%" style:mirror="none"/>
    </style:style>
    <style:style style:name="gr3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08cm, 13.567cm, 9.437cm, 0cm)" draw:image-opacity="100%" style:mirror="none"/>
    </style:style>
    <style:style style:name="gr4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8.762cm, 0cm, 14.225cm, 12.215cm)" draw:image-opacity="100%" style:mirror="none"/>
    </style:style>
    <style:style style:name="gr41" style:family="graphic" style:parent-style-name="Objet_20_sans_20_remplissage_20_et_20_sans_20_ligne_5f_2">
      <style:graphic-properties draw:stroke="none" draw:fill="none" draw:textarea-vertical-align="middle" draw:color-mode="standard" draw:luminance="0%" draw:contrast="0%" draw:gamma="100%" draw:red="0%" draw:green="0%" draw:blue="0%" fo:clip="rect(8.762cm, 0cm, 14.225cm, 12.215cm)" draw:image-opacity="100%" style:mirror="none"/>
    </style:style>
    <style:style style:name="gr4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9.943cm, 6.385cm, 4.169cm, 3.845cm)" draw:image-opacity="100%" style:mirror="none"/>
    </style:style>
    <style:style style:name="gr4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3.488cm, 14.817cm, 5.715cm, 5.079cm)" draw:image-opacity="100%" style:mirror="none"/>
    </style:style>
    <style:style style:name="gr44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9.402cm" fo:min-width="8.294cm"/>
    </style:style>
    <style:style style:name="gr45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2.544cm" fo:min-width="10.168cm"/>
    </style:style>
    <style:style style:name="gr46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7.37cm" fo:min-width="8.294cm"/>
    </style:style>
    <style:style style:name="gr47" style:family="graphic" style:parent-style-name="Objet_20_sans_20_remplissage_20_et_20_sans_20_ligne_5f_5">
      <style:graphic-properties draw:stroke="none" draw:fill="none" draw:textarea-vertical-align="middle" draw:color-mode="standard" draw:luminance="0%" draw:contrast="0%" draw:gamma="100%" draw:red="0%" draw:green="0%" draw:blue="0%" fo:clip="rect(19.943cm, 6.385cm, 4.169cm, 3.845cm)" draw:image-opacity="100%" style:mirror="none"/>
    </style:style>
    <style:style style:name="gr48" style:family="graphic" style:parent-style-name="Objet_20_sans_20_remplissage_20_et_20_sans_20_ligne_5f_5">
      <style:graphic-properties draw:stroke="none" draw:fill="none" draw:textarea-vertical-align="middle" draw:color-mode="standard" draw:luminance="0%" draw:contrast="0%" draw:gamma="100%" draw:red="0%" draw:green="0%" draw:blue="0%" fo:clip="rect(23.488cm, 14.817cm, 5.715cm, 5.079cm)" draw:image-opacity="100%" style:mirror="none"/>
    </style:style>
    <style:style style:name="gr49" style:family="graphic" style:parent-style-name="Standard_5f_1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2.544cm" fo:min-width="10.168cm"/>
    </style:style>
    <style:style style:name="gr5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9.775cm, 0.639cm, 4.648cm, 15.567cm)" draw:image-opacity="100%" style:mirror="none"/>
    </style:style>
    <style:style style:name="gr5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5.042cm, 15.004cm, 0cm, 0cm)" draw:image-opacity="100%" style:mirror="none"/>
    </style:style>
    <style:style style:name="gr5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3.488cm, 14.817cm, 5.715cm, 4.834cm)" draw:image-opacity="100%" style:mirror="none"/>
    </style:style>
    <style:style style:name="gr53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4.322cm" fo:min-width="10.422cm"/>
    </style:style>
    <style:style style:name="gr54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8.221cm" fo:min-width="10.422cm"/>
    </style:style>
    <style:style style:name="gr5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5.237cm, 9.736cm, 0cm, 5.991cm)" draw:image-opacity="100%" style:mirror="none"/>
    </style:style>
    <style:style style:name="gr5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5.521cm, 1.117cm, 0cm, 11.258cm)" draw:image-opacity="100%" style:mirror="none"/>
    </style:style>
    <style:style style:name="gr57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3.306cm" fo:min-width="12.2cm"/>
    </style:style>
    <style:style style:name="gr5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4.756cm, 0cm, 0.001cm, 13.565cm)" draw:image-opacity="100%" style:mirror="none"/>
    </style:style>
    <style:style style:name="gr5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4.279cm, 7.908cm, 0.001cm, 5.904cm)" draw:image-opacity="100%" style:mirror="none"/>
    </style:style>
    <style:style style:name="gr6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9.969cm, 0cm, 5.412cm, 14.523cm)" draw:image-opacity="100%" style:mirror="none"/>
    </style:style>
    <style:style style:name="gr61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3.306cm" fo:min-width="7.12cm"/>
    </style:style>
    <style:style style:name="gr62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2.036cm" fo:min-width="0.77cm"/>
    </style:style>
    <style:style style:name="gr6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5.236cm, 15.09cm, 0cm, 0cm)" draw:image-opacity="100%" style:mirror="none"/>
    </style:style>
    <style:style style:name="gr64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3.306cm" fo:min-width="9.66cm"/>
    </style:style>
    <style:style style:name="gr6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0.927cm, 7.908cm, 5.412cm, 7.34cm)" draw:image-opacity="100%" style:mirror="none"/>
    </style:style>
    <style:style style:name="gr6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0.927cm, 14.611cm, 4.454cm, 1.116cm)" draw:image-opacity="100%" style:mirror="none"/>
    </style:style>
    <style:style style:name="gr67" style:family="graphic" style:parent-style-name="Objet_20_sans_20_remplissage_20_et_20_sans_20_ligne_5f_1">
      <style:graphic-properties draw:stroke="none" draw:fill="none" draw:textarea-vertical-align="middle" draw:color-mode="standard" draw:luminance="0%" draw:contrast="0%" draw:gamma="100%" draw:red="0%" draw:green="0%" draw:blue="0%" fo:clip="rect(0cm, 4.722cm, 25.253cm, 7.653cm)" draw:image-opacity="100%" style:mirror="none"/>
    </style:style>
    <style:style style:name="gr68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1.528cm" fo:min-width="0.262cm"/>
    </style:style>
    <style:style style:name="gr69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0.512cm" fo:min-width="1.278cm"/>
    </style:style>
    <style:style style:name="gr7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3.745cm, 0cm, 9.721cm, 12.608cm)" draw:image-opacity="100%" style:mirror="none"/>
    </style:style>
    <style:style style:name="gr7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3.745cm, 8.387cm, 9.242cm, 3.51cm)" draw:image-opacity="100%" style:mirror="none"/>
    </style:style>
    <style:style style:name="gr7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041cm, 0cm, 15.946cm, 12.129cm)" draw:image-opacity="100%" style:mirror="none"/>
    </style:style>
    <style:style style:name="gr7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041cm, 8.865cm, 15.946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 draw:opacity="100%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15.748cm" svg:x="0cm" svg:y="0.002cm">
          <draw:image xlink:href="Pictures/100000000000078000000438204B6291648B733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3" draw:text-style-name="P3" draw:layer="layout" svg:width="24.384cm" svg:height="14.871cm" svg:x="1.778cm" svg:y="0.84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4" draw:text-style-name="P3" draw:layer="layout" svg:width="24.802cm" svg:height="12.767cm" svg:x="1.868cm" svg:y="1.203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5" draw:text-style-name="P3" draw:layer="layout" svg:width="14.646cm" svg:height="13.536cm" svg:x="6.69cm" svg:y="1.016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6" draw:text-style-name="P3" draw:layer="layout" svg:width="10.205cm" svg:height="13.692cm" svg:x="8.337cm" svg:y="1.27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7" draw:text-style-name="P3" draw:layer="layout" svg:width="19.152cm" svg:height="13.559cm" svg:x="4.47cm" svg:y="1.173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draw:style-name="gr8" draw:text-style-name="P3" draw:layer="layout" svg:width="15.239cm" svg:height="13.714cm" svg:x="8.128cm" svg:y="1.016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draw:style-name="gr9" draw:text-style-name="P3" draw:layer="layout" svg:width="21.437cm" svg:height="13.462cm" svg:x="4.47cm" svg:y="1.27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draw:style-name="gr10" draw:text-style-name="P3" draw:layer="layout" svg:width="15.403cm" svg:height="12.639cm" svg:x="5.933cm" svg:y="1.331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11" draw:text-style-name="P3" draw:layer="layout" svg:width="18.287cm" svg:height="12.19cm" svg:x="6.096cm" svg:y="1.778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draw:style-name="gr12" draw:text-style-name="P3" draw:layer="layout" svg:width="17.12cm" svg:height="14.844cm" svg:x="5.334cm" svg:y="0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draw:style-name="gr13" draw:text-style-name="P3" draw:layer="layout" svg:width="13.886cm" svg:height="10.413cm" svg:x="7.704cm" svg:y="2.033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draw:style-name="gr14" draw:text-style-name="P3" draw:layer="layout" svg:width="18.288cm" svg:height="12.799cm" svg:x="5.842cm" svg:y="1.779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draw:style-name="gr15" draw:text-style-name="P3" draw:layer="layout" svg:width="19.941cm" svg:height="11.804cm" svg:x="4.189cm" svg:y="2.032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draw:style-name="gr16" draw:text-style-name="P3" draw:layer="layout" svg:width="21.245cm" svg:height="11.683cm" svg:x="3.81cm" svg:y="2.033cm">
          <draw:image xlink:href="Pictures/10000000000009B000000DB3047B83692C2B2412.jpg" xlink:type="simple" xlink:show="embed" xlink:actuate="onLoad">
            <text:p/>
          </draw:image>
        </draw:frame>
        <draw:custom-shape draw:style-name="gr17" draw:text-style-name="P5" draw:layer="layout" svg:width="5.842cm" svg:height="5.08cm" svg:x="2.54cm" svg:y="9.1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5.842cm" svg:height="3.048cm" svg:x="4.318cm" svg:y="10.4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5.842cm" svg:height="3.048cm" svg:x="11.684cm" svg:y="9.65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5.842cm" svg:height="3.048cm" svg:x="16.256cm" svg:y="7.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6.858cm" svg:height="7.112cm" svg:x="16.764cm" svg:y="1.52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5.842cm" svg:height="3.048cm" svg:x="16.256cm" svg:y="1.5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draw:style-name="gr20" draw:text-style-name="P3" draw:layer="layout" svg:width="21.245cm" svg:height="11.683cm" svg:x="3.81cm" svg:y="2.033cm">
          <draw:image xlink:href="Pictures/10000000000009B000000DB3047B83692C2B2412.jpg" xlink:type="simple" xlink:show="embed" xlink:actuate="onLoad">
            <text:p/>
          </draw:image>
        </draw:frame>
        <draw:custom-shape draw:style-name="gr18" draw:text-style-name="P5" draw:layer="layout" svg:width="5.842cm" svg:height="3.048cm" svg:x="16.256cm" svg:y="7.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6.858cm" svg:height="7.112cm" svg:x="16.764cm" svg:y="1.52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5.842cm" svg:height="3.048cm" svg:x="16.256cm" svg:y="1.5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draw:style-name="gr21" draw:text-style-name="P3" draw:layer="layout" svg:width="21.245cm" svg:height="11.683cm" svg:x="3.81cm" svg:y="2.033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draw:style-name="gr22" draw:text-style-name="P3" draw:layer="layout" svg:width="16.256cm" svg:height="12.03cm" svg:x="5.842cm" svg:y="2.032cm">
          <draw:image xlink:href="Pictures/10000000000009B000000DB3047B83692C2B2412.jpg" xlink:type="simple" xlink:show="embed" xlink:actuate="onLoad">
            <text:p/>
          </draw:image>
        </draw:frame>
        <draw:custom-shape draw:style-name="gr23" draw:text-style-name="P5" draw:layer="layout" svg:width="15.24cm" svg:height="3.556cm" svg:x="5.334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draw:style-name="gr24" draw:text-style-name="P3" draw:layer="layout" svg:width="16.256cm" svg:height="12.03cm" svg:x="5.842cm" svg:y="2.032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draw:style-name="gr25" draw:text-style-name="P3" draw:layer="layout" svg:width="14.986cm" svg:height="12.271cm" svg:x="6.096cm" svg:y="2.207cm">
          <draw:image xlink:href="Pictures/10000000000009B000000DB3047B83692C2B2412.jpg" xlink:type="simple" xlink:show="embed" xlink:actuate="onLoad">
            <text:p/>
          </draw:image>
        </draw:frame>
        <draw:custom-shape draw:style-name="gr26" draw:text-style-name="P5" draw:layer="layout" svg:width="9.144cm" svg:height="3.556cm" svg:x="8.382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draw:style-name="gr25" draw:text-style-name="P3" draw:layer="layout" svg:width="14.986cm" svg:height="12.271cm" svg:x="6.096cm" svg:y="2.207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draw:style-name="gr27" draw:text-style-name="P3" draw:layer="layout" svg:width="11.938cm" svg:height="10.611cm" svg:x="7.874cm" svg:y="2.032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draw:style-name="gr28" draw:text-style-name="P3" draw:layer="layout" svg:width="20.062cm" svg:height="10.414cm" svg:x="3.726cm" svg:y="2.286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draw:style-name="gr29" draw:text-style-name="P3" draw:layer="layout" svg:width="20.574cm" svg:height="11.585cm" svg:x="4.064cm" svg:y="1.623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draw:style-name="gr30" draw:text-style-name="P3" draw:layer="layout" svg:width="21.59cm" svg:height="9.069cm" svg:x="2.54cm" svg:y="0.836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draw:style-name="gr31" draw:text-style-name="P3" draw:layer="layout" svg:width="21.59cm" svg:height="13.896cm" svg:x="2.54cm" svg:y="0.836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draw:style-name="gr32" draw:text-style-name="P3" draw:layer="layout" svg:width="13.969cm" svg:height="10.998cm" svg:x="6.605cm" svg:y="1.27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frame draw:style-name="gr33" draw:text-style-name="P3" draw:layer="layout" svg:width="17.272cm" svg:height="12.782cm" svg:x="5.334cm" svg:y="1.442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frame draw:style-name="gr34" draw:text-style-name="P3" draw:layer="layout" svg:width="23.215cm" svg:height="10.922cm" svg:x="2.185cm" svg:y="2.286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office:forms form:automatic-focus="false" form:apply-design-mode="false"/>
        <draw:frame draw:style-name="gr35" draw:text-style-name="P3" draw:layer="layout" svg:width="12.321cm" svg:height="14.25cm" svg:x="7.745cm" svg:y="0.736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office:forms form:automatic-focus="false" form:apply-design-mode="false"/>
        <draw:frame draw:style-name="gr36" draw:text-style-name="P3" draw:layer="layout" svg:width="20.774cm" svg:height="11.683cm" svg:x="3.556cm" svg:y="2.033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frame draw:style-name="gr37" draw:text-style-name="P3" draw:layer="layout" svg:width="9.273cm" svg:height="12.818cm" svg:x="9.269cm" svg:y="1.27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office:forms form:automatic-focus="false" form:apply-design-mode="false"/>
        <draw:frame draw:style-name="gr38" draw:text-style-name="P3" draw:layer="layout" svg:width="16.202cm" svg:height="10.414cm" svg:x="5.842cm" svg:y="2.032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office:forms form:automatic-focus="false" form:apply-design-mode="false"/>
        <draw:frame draw:style-name="gr39" draw:text-style-name="P3" draw:layer="layout" svg:width="16.764cm" svg:height="12.968cm" svg:x="5.588cm" svg:y="1.256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office:forms form:automatic-focus="false" form:apply-design-mode="false"/>
        <draw:frame draw:style-name="gr40" draw:text-style-name="P3" draw:layer="layout" svg:width="16.256cm" svg:height="12.412cm" svg:x="4.572cm" svg:y="1.525cm">
          <draw:image xlink:href="Pictures/10000000000009B000000DB394A8F16F3F800AEF.jpg" xlink:type="simple" xlink:show="embed" xlink:actuate="onLoad">
            <text:p/>
          </draw:image>
        </draw:frame>
        <draw:custom-shape draw:style-name="gr18" draw:text-style-name="P5" draw:layer="layout" svg:width="5.842cm" svg:height="3.048cm" svg:x="16.764cm" svg:y="6.60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5.842cm" svg:height="3.048cm" svg:x="10.668cm" svg:y="0.2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5.842cm" svg:height="3.048cm" svg:x="3.302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office:forms form:automatic-focus="false" form:apply-design-mode="false"/>
        <draw:frame draw:style-name="gr41" draw:text-style-name="P3" draw:layer="layout" svg:width="16.256cm" svg:height="12.412cm" svg:x="4.572cm" svg:y="1.525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draw:frame draw:style-name="gr42" draw:text-style-name="P3" draw:layer="layout" svg:width="22.377cm" svg:height="11.594cm" svg:x="2.673cm" svg:y="2.376cm">
          <draw:image xlink:href="Pictures/10000000000009B000000DB394A8F16F3F800AEF.jpg" xlink:type="simple" xlink:show="embed" xlink:actuate="onLoad">
            <text:p/>
          </draw:image>
        </draw:frame>
        <draw:frame draw:style-name="gr43" draw:text-style-name="P3" draw:layer="layout" svg:width="2.285cm" svg:height="1.015cm" svg:x="19.051cm" svg:y="9.906cm">
          <draw:image xlink:href="Pictures/10000000000009B000000DB394A8F16F3F800AEF.jpg" xlink:type="simple" xlink:show="embed" xlink:actuate="onLoad">
            <text:p/>
          </draw:image>
        </draw:frame>
        <draw:custom-shape draw:style-name="gr44" draw:text-style-name="P5" draw:layer="layout" svg:width="8.794cm" svg:height="9.652cm" svg:x="16.256cm" svg:y="2.03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10.668cm" svg:height="2.794cm" svg:x="7.366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0">
        <office:forms form:automatic-focus="false" form:apply-design-mode="false"/>
        <draw:frame draw:style-name="gr42" draw:text-style-name="P3" draw:layer="layout" svg:width="22.377cm" svg:height="11.594cm" svg:x="2.673cm" svg:y="2.376cm">
          <draw:image xlink:href="Pictures/10000000000009B000000DB394A8F16F3F800AEF.jpg" xlink:type="simple" xlink:show="embed" xlink:actuate="onLoad">
            <text:p/>
          </draw:image>
        </draw:frame>
        <draw:frame draw:style-name="gr43" draw:text-style-name="P3" draw:layer="layout" svg:width="2.285cm" svg:height="1.015cm" svg:x="19.051cm" svg:y="9.906cm">
          <draw:image xlink:href="Pictures/10000000000009B000000DB394A8F16F3F800AEF.jpg" xlink:type="simple" xlink:show="embed" xlink:actuate="onLoad">
            <text:p/>
          </draw:image>
        </draw:frame>
        <draw:custom-shape draw:style-name="gr45" draw:text-style-name="P5" draw:layer="layout" svg:width="10.668cm" svg:height="2.794cm" svg:x="7.366cm" svg:y="11.4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8.794cm" svg:height="9.652cm" svg:x="1.62cm" svg:y="2.2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" draw:layer="layout" svg:width="8.794cm" svg:height="7.62cm" svg:x="2.54cm" svg:y="1.0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office:forms form:automatic-focus="false" form:apply-design-mode="false"/>
        <draw:frame draw:style-name="gr47" draw:text-style-name="P3" draw:layer="layout" svg:width="22.377cm" svg:height="11.594cm" svg:x="2.673cm" svg:y="2.376cm">
          <draw:image xlink:href="Pictures/10000000000009B000000DB394A8F16F3F800AEF.jpg" xlink:type="simple" xlink:show="embed" xlink:actuate="onLoad">
            <text:p/>
          </draw:image>
        </draw:frame>
        <draw:frame draw:style-name="gr48" draw:text-style-name="P3" draw:layer="layout" svg:width="2.285cm" svg:height="1.015cm" svg:x="19.051cm" svg:y="9.906cm">
          <draw:image xlink:href="Pictures/10000000000009B000000DB394A8F16F3F800AEF.jpg" xlink:type="simple" xlink:show="embed" xlink:actuate="onLoad">
            <text:p/>
          </draw:image>
        </draw:frame>
        <draw:custom-shape draw:style-name="gr49" draw:text-style-name="P5" draw:layer="layout" svg:width="10.668cm" svg:height="2.794cm" svg:x="7.366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office:forms form:automatic-focus="false" form:apply-design-mode="false"/>
        <draw:frame draw:style-name="gr42" draw:text-style-name="P3" draw:layer="layout" svg:width="22.377cm" svg:height="11.594cm" svg:x="2.673cm" svg:y="2.376cm">
          <draw:image xlink:href="Pictures/10000000000009B000000DB394A8F16F3F800AEF.jpg" xlink:type="simple" xlink:show="embed" xlink:actuate="onLoad">
            <text:p/>
          </draw:image>
        </draw:frame>
        <draw:frame draw:style-name="gr43" draw:text-style-name="P3" draw:layer="layout" svg:width="2.285cm" svg:height="1.015cm" svg:x="19.051cm" svg:y="9.906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office:forms form:automatic-focus="false" form:apply-design-mode="false"/>
        <draw:frame draw:style-name="gr27" draw:text-style-name="P3" draw:layer="layout" svg:width="11.938cm" svg:height="10.611cm" svg:x="7.874cm" svg:y="2.032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office:forms form:automatic-focus="false" form:apply-design-mode="false"/>
        <draw:frame draw:style-name="gr50" draw:text-style-name="P3" draw:layer="layout" svg:width="10.667cm" svg:height="11.734cm" svg:x="8.129cm" svg:y="1.982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office:forms form:automatic-focus="false" form:apply-design-mode="false"/>
        <draw:frame draw:style-name="gr51" draw:text-style-name="P3" draw:layer="layout" svg:width="17.78cm" svg:height="13.795cm" svg:x="5.08cm" svg:y="1.191cm">
          <draw:image xlink:href="Pictures/10000000000009B000000DB394A8F16F3F800AEF.jpg" xlink:type="simple" xlink:show="embed" xlink:actuate="onLoad">
            <text:p/>
          </draw:image>
        </draw:frame>
        <draw:frame draw:style-name="gr52" draw:text-style-name="P3" draw:layer="layout" svg:width="2.793cm" svg:height="1.015cm" svg:x="5.334cm" svg:y="3.302cm">
          <draw:image xlink:href="Pictures/10000000000009B000000DB394A8F16F3F800AEF.jpg" xlink:type="simple" xlink:show="embed" xlink:actuate="onLoad">
            <text:p/>
          </draw:image>
        </draw:frame>
        <draw:custom-shape draw:style-name="gr53" draw:text-style-name="P5" draw:layer="layout" svg:width="10.922cm" svg:height="4.572cm" svg:x="11.43cm" svg:y="6.09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" draw:layer="layout" svg:width="10.922cm" svg:height="8.471cm" svg:x="2.54cm" svg:y="6.5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0">
        <office:forms form:automatic-focus="false" form:apply-design-mode="false"/>
        <draw:frame draw:style-name="gr51" draw:text-style-name="P3" draw:layer="layout" svg:width="17.78cm" svg:height="13.795cm" svg:x="5.08cm" svg:y="1.191cm">
          <draw:image xlink:href="Pictures/10000000000009B000000DB394A8F16F3F800AEF.jpg" xlink:type="simple" xlink:show="embed" xlink:actuate="onLoad">
            <text:p/>
          </draw:image>
        </draw:frame>
        <draw:frame draw:style-name="gr52" draw:text-style-name="P3" draw:layer="layout" svg:width="2.793cm" svg:height="1.015cm" svg:x="5.334cm" svg:y="3.302cm">
          <draw:image xlink:href="Pictures/10000000000009B000000DB394A8F16F3F800AEF.jpg" xlink:type="simple" xlink:show="embed" xlink:actuate="onLoad">
            <text:p/>
          </draw:image>
        </draw:frame>
        <draw:custom-shape draw:style-name="gr53" draw:text-style-name="P5" draw:layer="layout" svg:width="10.922cm" svg:height="4.572cm" svg:x="11.43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0">
        <office:forms form:automatic-focus="false" form:apply-design-mode="false"/>
        <draw:frame draw:style-name="gr51" draw:text-style-name="P3" draw:layer="layout" svg:width="17.78cm" svg:height="13.795cm" svg:x="5.08cm" svg:y="1.191cm">
          <draw:image xlink:href="Pictures/10000000000009B000000DB394A8F16F3F800AEF.jpg" xlink:type="simple" xlink:show="embed" xlink:actuate="onLoad">
            <text:p/>
          </draw:image>
        </draw:frame>
        <draw:frame draw:style-name="gr52" draw:text-style-name="P3" draw:layer="layout" svg:width="2.793cm" svg:height="1.015cm" svg:x="5.334cm" svg:y="3.302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office:forms form:automatic-focus="false" form:apply-design-mode="false"/>
        <draw:frame draw:style-name="gr55" draw:text-style-name="P3" draw:layer="layout" svg:width="13.715cm" svg:height="11.596cm" svg:x="7.112cm" svg:y="1.866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office:forms form:automatic-focus="false" form:apply-design-mode="false"/>
        <draw:frame draw:style-name="gr56" draw:text-style-name="P3" draw:layer="layout" svg:width="21.005cm" svg:height="10.16cm" svg:x="3.302cm" svg:y="2.54cm">
          <draw:image xlink:href="Pictures/10000000000009B000000DB394A8F16F3F800AEF.jpg" xlink:type="simple" xlink:show="embed" xlink:actuate="onLoad">
            <text:p/>
          </draw:image>
        </draw:frame>
        <draw:custom-shape draw:style-name="gr57" draw:text-style-name="P5" draw:layer="layout" svg:width="12.7cm" svg:height="3.556cm" svg:x="6.858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0">
        <office:forms form:automatic-focus="false" form:apply-design-mode="false"/>
        <draw:frame draw:style-name="gr56" draw:text-style-name="P3" draw:layer="layout" svg:width="21.005cm" svg:height="10.16cm" svg:x="3.302cm" svg:y="2.54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0">
        <office:forms form:automatic-focus="false" form:apply-design-mode="false"/>
        <draw:frame draw:style-name="gr58" draw:text-style-name="P3" draw:layer="layout" svg:width="18.672cm" svg:height="12.397cm" draw:transform="rotate (-3.14159265358979) translate (23.114cm 13.97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0">
        <office:forms form:automatic-focus="false" form:apply-design-mode="false"/>
        <draw:frame draw:style-name="gr59" draw:text-style-name="P3" draw:layer="layout" svg:width="16.255cm" svg:height="12.244cm" draw:transform="rotate (-3.14159265358979) translate (21.843cm 13.768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0">
        <office:forms form:automatic-focus="false" form:apply-design-mode="false"/>
        <draw:frame draw:style-name="gr60" draw:text-style-name="P3" draw:layer="layout" svg:width="18.796cm" svg:height="12.514cm" draw:transform="rotate (-3.14159265358979) translate (23.114cm 14.478cm)">
          <draw:image xlink:href="Pictures/10000000000009B000000DB33AE87D6B1C727F01.jpg" xlink:type="simple" xlink:show="embed" xlink:actuate="onLoad">
            <text:p/>
          </draw:image>
        </draw:frame>
        <draw:custom-shape draw:style-name="gr61" draw:text-style-name="P5" draw:layer="layout" svg:width="7.62cm" svg:height="3.556cm" svg:x="5.842cm" svg:y="10.66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5" draw:layer="layout" svg:width="1.27cm" svg:height="2.286cm" svg:x="9.09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0">
        <office:forms form:automatic-focus="false" form:apply-design-mode="false"/>
        <draw:frame draw:style-name="gr60" draw:text-style-name="P3" draw:layer="layout" svg:width="18.796cm" svg:height="12.514cm" draw:transform="rotate (-3.14159265358979) translate (23.114cm 14.478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0">
        <office:forms form:automatic-focus="false" form:apply-design-mode="false"/>
        <draw:frame draw:style-name="gr63" draw:text-style-name="P3" draw:layer="layout" svg:width="16.002cm" svg:height="12.072cm" draw:transform="rotate (-3.14159265358979) translate (20.828cm 14.224cm)">
          <draw:image xlink:href="Pictures/10000000000009B000000DB33AE87D6B1C727F01.jpg" xlink:type="simple" xlink:show="embed" xlink:actuate="onLoad">
            <text:p/>
          </draw:image>
        </draw:frame>
        <draw:custom-shape draw:style-name="gr64" draw:text-style-name="P5" draw:layer="layout" svg:width="10.16cm" svg:height="3.556cm" svg:x="8.382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0">
        <office:forms form:automatic-focus="false" form:apply-design-mode="false"/>
        <draw:frame draw:style-name="gr63" draw:text-style-name="P3" draw:layer="layout" svg:width="16.002cm" svg:height="12.072cm" draw:transform="rotate (-3.14159265358979) translate (20.828cm 14.224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0">
        <office:forms form:automatic-focus="false" form:apply-design-mode="false"/>
        <draw:frame draw:style-name="gr65" draw:text-style-name="P3" draw:layer="layout" svg:width="15.494cm" svg:height="9.036cm" draw:transform="rotate (-3.14159265358979) translate (21.59cm 12.192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0">
        <office:forms form:automatic-focus="false" form:apply-design-mode="false"/>
        <draw:frame draw:style-name="gr66" draw:text-style-name="P3" draw:layer="layout" svg:width="12.954cm" svg:height="10.598cm" draw:transform="rotate (-3.14159265358979) translate (19.558cm 12.884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0">
        <office:forms form:automatic-focus="false" form:apply-design-mode="false"/>
        <draw:frame draw:style-name="gr67" draw:text-style-name="P3" draw:layer="layout" svg:width="24.802cm" svg:height="12.767cm" svg:x="1.868cm" svg:y="1.203cm">
          <draw:image xlink:href="Pictures/10000000000009B000000DB3047B83692C2B2412.jpg" xlink:type="simple" xlink:show="embed" xlink:actuate="onLoad">
            <text:p/>
          </draw:image>
        </draw:frame>
        <draw:custom-shape draw:style-name="gr68" draw:text-style-name="P5" draw:layer="layout" svg:width="0.762cm" svg:height="1.778cm" svg:x="11.176cm" svg:y="8.6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" draw:layer="layout" svg:width="0.762cm" svg:height="1.778cm" svg:x="15.24cm" svg:y="9.39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5" draw:layer="layout" svg:width="1.778cm" svg:height="0.762cm" svg:x="14.478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0">
        <office:forms form:automatic-focus="false" form:apply-design-mode="false"/>
        <draw:frame draw:style-name="gr70" draw:text-style-name="P3" draw:layer="layout" svg:width="15.624cm" svg:height="11.595cm" draw:transform="rotate (-3.14159265358979) translate (21.212cm 13.373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0">
        <office:forms form:automatic-focus="false" form:apply-design-mode="false"/>
        <draw:frame draw:style-name="gr71" draw:text-style-name="P3" draw:layer="layout" svg:width="17.272cm" svg:height="12.726cm" draw:transform="rotate (-3.14159265358979) translate (22.098cm 14.478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0">
        <office:forms form:automatic-focus="false" form:apply-design-mode="false"/>
        <draw:frame draw:style-name="gr72" draw:text-style-name="P3" draw:layer="layout" svg:width="16.64cm" svg:height="12.581cm" draw:transform="rotate (-3.14159265358979) translate (22.352cm 14.105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0">
        <office:forms form:automatic-focus="false" form:apply-design-mode="false"/>
        <draw:frame draw:style-name="gr73" draw:text-style-name="P3" draw:layer="layout" svg:width="19.764cm" svg:height="10.922cm" draw:transform="rotate (-3.14159265358979) translate (23.574cm 13.208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12.059cm" svg:height="12.956cm" svg:x="7.874cm" svg:y="1.522cm">
          <draw:image xlink:href="Pictures/10000201000003A0000003E5BF5DE469775BFA8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Objet_20_sans_20_remplissage_20_et_20_sans_20_ligne_5f_2" style:display-name="Objet sans remplissage et sans ligne_2" style:family="graphic" style:parent-style-name="Standard_5f_1">
      <style:graphic-properties draw:stroke="none" draw:fill="none"/>
    </style:style>
    <style:style style:name="Objet_20_sans_20_remplissage_20_et_20_sans_20_ligne_5f_3" style:display-name="Objet sans remplissage et sans ligne_3" style:family="graphic" style:parent-style-name="Standard_5f_1">
      <style:graphic-properties draw:stroke="none" draw:fill="none"/>
    </style:style>
    <style:style style:name="Objet_20_sans_20_remplissage_20_et_20_sans_20_ligne_5f_4" style:display-name="Objet sans remplissage et sans ligne_4" style:family="graphic" style:parent-style-name="Standard_5f_1">
      <style:graphic-properties draw:stroke="none" draw:fill="none"/>
    </style:style>
    <style:style style:name="Objet_20_sans_20_remplissage_20_et_20_sans_20_ligne_5f_5" style:display-name="Objet sans remplissage et sans ligne_5" style:family="graphic" style:parent-style-name="Standard_5f_1">
      <style:graphic-properties draw:stroke="none" draw:fill="none"/>
    </style:style>
    <style:style style:name="Objet_20_sans_20_remplissage_20_et_20_sans_20_ligne_5f_6" style:display-name="Objet sans remplissage et sans ligne_6" style:family="graphic" style:parent-style-name="Standard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2.1$Windows_X86_64 LibreOffice_project/f7f06a8f319e4b62f9bc5095aa112a65d2f3ac89</meta:generator>
    <dc:date>2019-11-18T20:06:47.079000000</dc:date>
    <meta:editing-duration>PT52M</meta:editing-duration>
    <meta:editing-cycles>19</meta:editing-cycles>
    <meta:document-statistic meta:object-count="244"/>
  </office:meta>
</office:document-meta>
</file>